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37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82.6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84.97mm"/>
    </style:style>
    <style:style style:name="co10" style:family="table-column">
      <style:table-column-properties fo:break-before="auto" style:column-width="6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r.sequ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_increment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use_dat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banco01</text:p>
          </table:table-cell>
          <table:table-cell office:value-type="string" calcext:value-type="string">
            <text:p>sec.banco01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Banco BCP.MN.1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PMN1234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&quot;&lt;record id=&quot;&quot;&quot;&amp;[.A2]&amp;&quot;&quot;&quot; model=&quot;&quot;ir.sequence&quot;&quot;&gt;&quot;&amp;&quot;&lt;field name=&quot;&quot;code&quot;&quot;&gt;&quot;&amp;[.B2]&amp;&quot;&lt;/field&gt;&quot;&amp;&quot;&lt;field name=&quot;&quot;implementation&quot;&quot;&gt;no_gap&lt;/field&gt;&quot;&amp;&quot;&lt;field name=&quot;&quot;name&quot;&quot;&gt;&quot;&amp;[.D2]&amp;&quot;&lt;/field&gt;&quot;&amp;&quot;&lt;field name=&quot;&quot;number_increment&quot;&quot;&gt;1&lt;/field&gt;&quot;&amp;&quot;&lt;field name=&quot;&quot;prefix&quot;&quot;&gt;&quot;&amp;[.F2]&amp;&quot;&lt;/field&gt;&quot;&amp;&quot;&lt;field name=&quot;&quot;padding&quot;&quot;&gt;&quot;&amp;[.G2]&amp;&quot;&lt;/field&gt;&quot;&amp;&quot;&lt;field name=&quot;&quot;use_date_range&quot;&quot;&gt;&quot;&amp;[.H2]&amp;&quot;&lt;/field&gt;&lt;/record&gt;&quot;" office:value-type="string" office:string-value="&lt;record id=&quot;seq_banco01&quot; model=&quot;ir.sequence&quot;&gt;&lt;field name=&quot;code&quot;&gt;sec.banco01&lt;/field&gt;&lt;field name=&quot;implementation&quot;&gt;no_gap&lt;/field&gt;&lt;field name=&quot;name&quot;&gt;Sec. Banco BCP.MN.1234&lt;/field&gt;&lt;field name=&quot;number_increment&quot;&gt;1&lt;/field&gt;&lt;field name=&quot;prefix&quot;&gt;BCPMN1234-&lt;/field&gt;&lt;field name=&quot;padding&quot;&gt;4&lt;/field&gt;&lt;field name=&quot;use_date_range&quot;&gt;True&lt;/field&gt;&lt;/record&gt;" calcext:value-type="string">
            <text:p>&lt;record id="seq_banco01" model="ir.sequence"&gt;&lt;field name="code"&gt;sec.banco01&lt;/field&gt;&lt;field name="implementation"&gt;no_gap&lt;/field&gt;&lt;field name="name"&gt;Sec. Banco BCP.MN.1234&lt;/field&gt;&lt;field name="number_increment"&gt;1&lt;/field&gt;&lt;field name="prefix"&gt;BCPMN1234-&lt;/field&gt;&lt;field name="padding"&gt;4&lt;/field&gt;&lt;field name="use_date_range"&gt;Tru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banco90</text:p>
          </table:table-cell>
          <table:table-cell office:value-type="string" calcext:value-type="string">
            <text:p>sec.banco90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Banco NACION.MN.9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ACMN9876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formula="of:=&quot;&lt;record id=&quot;&quot;&quot;&amp;[.A3]&amp;&quot;&quot;&quot; model=&quot;&quot;ir.sequence&quot;&quot;&gt;&quot;&amp;&quot;&lt;field name=&quot;&quot;code&quot;&quot;&gt;&quot;&amp;[.B3]&amp;&quot;&lt;/field&gt;&quot;&amp;&quot;&lt;field name=&quot;&quot;implementation&quot;&quot;&gt;no_gap&lt;/field&gt;&quot;&amp;&quot;&lt;field name=&quot;&quot;name&quot;&quot;&gt;&quot;&amp;[.D3]&amp;&quot;&lt;/field&gt;&quot;&amp;&quot;&lt;field name=&quot;&quot;number_increment&quot;&quot;&gt;1&lt;/field&gt;&quot;&amp;&quot;&lt;field name=&quot;&quot;prefix&quot;&quot;&gt;&quot;&amp;[.F3]&amp;&quot;&lt;/field&gt;&quot;&amp;&quot;&lt;field name=&quot;&quot;padding&quot;&quot;&gt;&quot;&amp;[.G3]&amp;&quot;&lt;/field&gt;&quot;&amp;&quot;&lt;field name=&quot;&quot;use_date_range&quot;&quot;&gt;&quot;&amp;[.H3]&amp;&quot;&lt;/field&gt;&lt;/record&gt;&quot;" office:value-type="string" office:string-value="&lt;record id=&quot;seq_banco90&quot; model=&quot;ir.sequence&quot;&gt;&lt;field name=&quot;code&quot;&gt;sec.banco90&lt;/field&gt;&lt;field name=&quot;implementation&quot;&gt;no_gap&lt;/field&gt;&lt;field name=&quot;name&quot;&gt;Sec. Banco NACION.MN.9876&lt;/field&gt;&lt;field name=&quot;number_increment&quot;&gt;1&lt;/field&gt;&lt;field name=&quot;prefix&quot;&gt;BNACMN9876-&lt;/field&gt;&lt;field name=&quot;padding&quot;&gt;4&lt;/field&gt;&lt;field name=&quot;use_date_range&quot;&gt;True&lt;/field&gt;&lt;/record&gt;" calcext:value-type="string">
            <text:p>&lt;record id="seq_banco90" model="ir.sequence"&gt;&lt;field name="code"&gt;sec.banco90&lt;/field&gt;&lt;field name="implementation"&gt;no_gap&lt;/field&gt;&lt;field name="name"&gt;Sec. Banco NACION.MN.9876&lt;/field&gt;&lt;field name="number_increment"&gt;1&lt;/field&gt;&lt;field name="prefix"&gt;BNACMN9876-&lt;/field&gt;&lt;field name="padding"&gt;4&lt;/field&gt;&lt;field name="use_date_range"&gt;Tru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factura_elec</text:p>
          </table:table-cell>
          <table:table-cell office:value-type="string" calcext:value-type="string">
            <text:p>sec.vtas.factura.ele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Factura Electrónica FE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01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4]&amp;&quot;&quot;&quot; model=&quot;&quot;ir.sequence&quot;&quot;&gt;&quot;&amp;&quot;&lt;field name=&quot;&quot;code&quot;&quot;&gt;&quot;&amp;[.B4]&amp;&quot;&lt;/field&gt;&quot;&amp;&quot;&lt;field name=&quot;&quot;implementation&quot;&quot;&gt;no_gap&lt;/field&gt;&quot;&amp;&quot;&lt;field name=&quot;&quot;name&quot;&quot;&gt;&quot;&amp;[.D4]&amp;&quot;&lt;/field&gt;&quot;&amp;&quot;&lt;field name=&quot;&quot;number_increment&quot;&quot;&gt;1&lt;/field&gt;&quot;&amp;&quot;&lt;field name=&quot;&quot;prefix&quot;&quot;&gt;&quot;&amp;[.F4]&amp;&quot;&lt;/field&gt;&quot;&amp;&quot;&lt;field name=&quot;&quot;padding&quot;&quot;&gt;&quot;&amp;[.G4]&amp;&quot;&lt;/field&gt;&quot;&amp;&quot;&lt;field name=&quot;&quot;use_date_range&quot;&quot;&gt;&quot;&amp;[.H4]&amp;&quot;&lt;/field&gt;&lt;/record&gt;&quot;" office:value-type="string" office:string-value="&lt;record id=&quot;seq_vtas_factura_elec&quot; model=&quot;ir.sequence&quot;&gt;&lt;field name=&quot;code&quot;&gt;sec.vtas.factura.elec&lt;/field&gt;&lt;field name=&quot;implementation&quot;&gt;no_gap&lt;/field&gt;&lt;field name=&quot;name&quot;&gt;Sec. Factura Electrónica FE01&lt;/field&gt;&lt;field name=&quot;number_increment&quot;&gt;1&lt;/field&gt;&lt;field name=&quot;prefix&quot;&gt;FE01-&lt;/field&gt;&lt;field name=&quot;padding&quot;&gt;0&lt;/field&gt;&lt;field name=&quot;use_date_range&quot;&gt;False&lt;/field&gt;&lt;/record&gt;" calcext:value-type="string">
            <text:p>&lt;record id="seq_vtas_factura_elec" model="ir.sequence"&gt;&lt;field name="code"&gt;sec.vtas.factura.elec&lt;/field&gt;&lt;field name="implementation"&gt;no_gap&lt;/field&gt;&lt;field name="name"&gt;Sec. Factura Electrónica FE01&lt;/field&gt;&lt;field name="number_increment"&gt;1&lt;/field&gt;&lt;field name="prefix"&gt;FE01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factura_fisic</text:p>
          </table:table-cell>
          <table:table-cell office:value-type="string" calcext:value-type="string">
            <text:p>sec.vtas.factura.fisi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Factura Física 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01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5]&amp;&quot;&quot;&quot; model=&quot;&quot;ir.sequence&quot;&quot;&gt;&quot;&amp;&quot;&lt;field name=&quot;&quot;code&quot;&quot;&gt;&quot;&amp;[.B5]&amp;&quot;&lt;/field&gt;&quot;&amp;&quot;&lt;field name=&quot;&quot;implementation&quot;&quot;&gt;no_gap&lt;/field&gt;&quot;&amp;&quot;&lt;field name=&quot;&quot;name&quot;&quot;&gt;&quot;&amp;[.D5]&amp;&quot;&lt;/field&gt;&quot;&amp;&quot;&lt;field name=&quot;&quot;number_increment&quot;&quot;&gt;1&lt;/field&gt;&quot;&amp;&quot;&lt;field name=&quot;&quot;prefix&quot;&quot;&gt;&quot;&amp;[.F5]&amp;&quot;&lt;/field&gt;&quot;&amp;&quot;&lt;field name=&quot;&quot;padding&quot;&quot;&gt;&quot;&amp;[.G5]&amp;&quot;&lt;/field&gt;&quot;&amp;&quot;&lt;field name=&quot;&quot;use_date_range&quot;&quot;&gt;&quot;&amp;[.H5]&amp;&quot;&lt;/field&gt;&lt;/record&gt;&quot;" office:value-type="string" office:string-value="&lt;record id=&quot;seq_vtas_factura_fisic&quot; model=&quot;ir.sequence&quot;&gt;&lt;field name=&quot;code&quot;&gt;sec.vtas.factura.fisic&lt;/field&gt;&lt;field name=&quot;implementation&quot;&gt;no_gap&lt;/field&gt;&lt;field name=&quot;name&quot;&gt;Sec. Factura Física 001&lt;/field&gt;&lt;field name=&quot;number_increment&quot;&gt;1&lt;/field&gt;&lt;field name=&quot;prefix&quot;&gt;F001-&lt;/field&gt;&lt;field name=&quot;padding&quot;&gt;6&lt;/field&gt;&lt;field name=&quot;use_date_range&quot;&gt;False&lt;/field&gt;&lt;/record&gt;" calcext:value-type="string">
            <text:p>&lt;record id="seq_vtas_factura_fisic" model="ir.sequence"&gt;&lt;field name="code"&gt;sec.vtas.factura.fisic&lt;/field&gt;&lt;field name="implementation"&gt;no_gap&lt;/field&gt;&lt;field name="name"&gt;Sec. Factura Física 001&lt;/field&gt;&lt;field name="number_increment"&gt;1&lt;/field&gt;&lt;field name="prefix"&gt;F001-&lt;/field&gt;&lt;field name="padding"&gt;6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boleta_elec</text:p>
          </table:table-cell>
          <table:table-cell office:value-type="string" calcext:value-type="string">
            <text:p>sec.vtas.boleta.ele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Boleta Electrónica BE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01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6]&amp;&quot;&quot;&quot; model=&quot;&quot;ir.sequence&quot;&quot;&gt;&quot;&amp;&quot;&lt;field name=&quot;&quot;code&quot;&quot;&gt;&quot;&amp;[.B6]&amp;&quot;&lt;/field&gt;&quot;&amp;&quot;&lt;field name=&quot;&quot;implementation&quot;&quot;&gt;no_gap&lt;/field&gt;&quot;&amp;&quot;&lt;field name=&quot;&quot;name&quot;&quot;&gt;&quot;&amp;[.D6]&amp;&quot;&lt;/field&gt;&quot;&amp;&quot;&lt;field name=&quot;&quot;number_increment&quot;&quot;&gt;1&lt;/field&gt;&quot;&amp;&quot;&lt;field name=&quot;&quot;prefix&quot;&quot;&gt;&quot;&amp;[.F6]&amp;&quot;&lt;/field&gt;&quot;&amp;&quot;&lt;field name=&quot;&quot;padding&quot;&quot;&gt;&quot;&amp;[.G6]&amp;&quot;&lt;/field&gt;&quot;&amp;&quot;&lt;field name=&quot;&quot;use_date_range&quot;&quot;&gt;&quot;&amp;[.H6]&amp;&quot;&lt;/field&gt;&lt;/record&gt;&quot;" office:value-type="string" office:string-value="&lt;record id=&quot;seq_vtas_boleta_elec&quot; model=&quot;ir.sequence&quot;&gt;&lt;field name=&quot;code&quot;&gt;sec.vtas.boleta.elec&lt;/field&gt;&lt;field name=&quot;implementation&quot;&gt;no_gap&lt;/field&gt;&lt;field name=&quot;name&quot;&gt;Sec. Boleta Electrónica BE01&lt;/field&gt;&lt;field name=&quot;number_increment&quot;&gt;1&lt;/field&gt;&lt;field name=&quot;prefix&quot;&gt;BE01-&lt;/field&gt;&lt;field name=&quot;padding&quot;&gt;0&lt;/field&gt;&lt;field name=&quot;use_date_range&quot;&gt;False&lt;/field&gt;&lt;/record&gt;" calcext:value-type="string">
            <text:p>&lt;record id="seq_vtas_boleta_elec" model="ir.sequence"&gt;&lt;field name="code"&gt;sec.vtas.boleta.elec&lt;/field&gt;&lt;field name="implementation"&gt;no_gap&lt;/field&gt;&lt;field name="name"&gt;Sec. Boleta Electrónica BE01&lt;/field&gt;&lt;field name="number_increment"&gt;1&lt;/field&gt;&lt;field name="prefix"&gt;BE01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boleta_fisic</text:p>
          </table:table-cell>
          <table:table-cell office:value-type="string" calcext:value-type="string">
            <text:p>sec.vtas.boleta.fisi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Boleta Física 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01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7]&amp;&quot;&quot;&quot; model=&quot;&quot;ir.sequence&quot;&quot;&gt;&quot;&amp;&quot;&lt;field name=&quot;&quot;code&quot;&quot;&gt;&quot;&amp;[.B7]&amp;&quot;&lt;/field&gt;&quot;&amp;&quot;&lt;field name=&quot;&quot;implementation&quot;&quot;&gt;no_gap&lt;/field&gt;&quot;&amp;&quot;&lt;field name=&quot;&quot;name&quot;&quot;&gt;&quot;&amp;[.D7]&amp;&quot;&lt;/field&gt;&quot;&amp;&quot;&lt;field name=&quot;&quot;number_increment&quot;&quot;&gt;1&lt;/field&gt;&quot;&amp;&quot;&lt;field name=&quot;&quot;prefix&quot;&quot;&gt;&quot;&amp;[.F7]&amp;&quot;&lt;/field&gt;&quot;&amp;&quot;&lt;field name=&quot;&quot;padding&quot;&quot;&gt;&quot;&amp;[.G7]&amp;&quot;&lt;/field&gt;&quot;&amp;&quot;&lt;field name=&quot;&quot;use_date_range&quot;&quot;&gt;&quot;&amp;[.H7]&amp;&quot;&lt;/field&gt;&lt;/record&gt;&quot;" office:value-type="string" office:string-value="&lt;record id=&quot;seq_vtas_boleta_fisic&quot; model=&quot;ir.sequence&quot;&gt;&lt;field name=&quot;code&quot;&gt;sec.vtas.boleta.fisic&lt;/field&gt;&lt;field name=&quot;implementation&quot;&gt;no_gap&lt;/field&gt;&lt;field name=&quot;name&quot;&gt;Sec. Boleta Física 001&lt;/field&gt;&lt;field name=&quot;number_increment&quot;&gt;1&lt;/field&gt;&lt;field name=&quot;prefix&quot;&gt;B001-&lt;/field&gt;&lt;field name=&quot;padding&quot;&gt;6&lt;/field&gt;&lt;field name=&quot;use_date_range&quot;&gt;False&lt;/field&gt;&lt;/record&gt;" calcext:value-type="string">
            <text:p>&lt;record id="seq_vtas_boleta_fisic" model="ir.sequence"&gt;&lt;field name="code"&gt;sec.vtas.boleta.fisic&lt;/field&gt;&lt;field name="implementation"&gt;no_gap&lt;/field&gt;&lt;field name="name"&gt;Sec. Boleta Física 001&lt;/field&gt;&lt;field name="number_increment"&gt;1&lt;/field&gt;&lt;field name="prefix"&gt;B001-&lt;/field&gt;&lt;field name="padding"&gt;6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nc_elec</text:p>
          </table:table-cell>
          <table:table-cell office:value-type="string" calcext:value-type="string">
            <text:p>sec.vtas.nc.ele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Nota de Crédito Electrónica NC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01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8]&amp;&quot;&quot;&quot; model=&quot;&quot;ir.sequence&quot;&quot;&gt;&quot;&amp;&quot;&lt;field name=&quot;&quot;code&quot;&quot;&gt;&quot;&amp;[.B8]&amp;&quot;&lt;/field&gt;&quot;&amp;&quot;&lt;field name=&quot;&quot;implementation&quot;&quot;&gt;no_gap&lt;/field&gt;&quot;&amp;&quot;&lt;field name=&quot;&quot;name&quot;&quot;&gt;&quot;&amp;[.D8]&amp;&quot;&lt;/field&gt;&quot;&amp;&quot;&lt;field name=&quot;&quot;number_increment&quot;&quot;&gt;1&lt;/field&gt;&quot;&amp;&quot;&lt;field name=&quot;&quot;prefix&quot;&quot;&gt;&quot;&amp;[.F8]&amp;&quot;&lt;/field&gt;&quot;&amp;&quot;&lt;field name=&quot;&quot;padding&quot;&quot;&gt;&quot;&amp;[.G8]&amp;&quot;&lt;/field&gt;&quot;&amp;&quot;&lt;field name=&quot;&quot;use_date_range&quot;&quot;&gt;&quot;&amp;[.H8]&amp;&quot;&lt;/field&gt;&lt;/record&gt;&quot;" office:value-type="string" office:string-value="&lt;record id=&quot;seq_vtas_nc_elec&quot; model=&quot;ir.sequence&quot;&gt;&lt;field name=&quot;code&quot;&gt;sec.vtas.nc.elec&lt;/field&gt;&lt;field name=&quot;implementation&quot;&gt;no_gap&lt;/field&gt;&lt;field name=&quot;name&quot;&gt;Sec. Nota de Crédito Electrónica NC01&lt;/field&gt;&lt;field name=&quot;number_increment&quot;&gt;1&lt;/field&gt;&lt;field name=&quot;prefix&quot;&gt;FC01-&lt;/field&gt;&lt;field name=&quot;padding&quot;&gt;0&lt;/field&gt;&lt;field name=&quot;use_date_range&quot;&gt;False&lt;/field&gt;&lt;/record&gt;" calcext:value-type="string">
            <text:p>&lt;record id="seq_vtas_nc_elec" model="ir.sequence"&gt;&lt;field name="code"&gt;sec.vtas.nc.elec&lt;/field&gt;&lt;field name="implementation"&gt;no_gap&lt;/field&gt;&lt;field name="name"&gt;Sec. Nota de Crédito Electrónica NC01&lt;/field&gt;&lt;field name="number_increment"&gt;1&lt;/field&gt;&lt;field name="prefix"&gt;FC01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nc_fisic</text:p>
          </table:table-cell>
          <table:table-cell office:value-type="string" calcext:value-type="string">
            <text:p>sec.vtas.nc.fisi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Nota de Crédito Física NC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001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9]&amp;&quot;&quot;&quot; model=&quot;&quot;ir.sequence&quot;&quot;&gt;&quot;&amp;&quot;&lt;field name=&quot;&quot;code&quot;&quot;&gt;&quot;&amp;[.B9]&amp;&quot;&lt;/field&gt;&quot;&amp;&quot;&lt;field name=&quot;&quot;implementation&quot;&quot;&gt;no_gap&lt;/field&gt;&quot;&amp;&quot;&lt;field name=&quot;&quot;name&quot;&quot;&gt;&quot;&amp;[.D9]&amp;&quot;&lt;/field&gt;&quot;&amp;&quot;&lt;field name=&quot;&quot;number_increment&quot;&quot;&gt;1&lt;/field&gt;&quot;&amp;&quot;&lt;field name=&quot;&quot;prefix&quot;&quot;&gt;&quot;&amp;[.F9]&amp;&quot;&lt;/field&gt;&quot;&amp;&quot;&lt;field name=&quot;&quot;padding&quot;&quot;&gt;&quot;&amp;[.G9]&amp;&quot;&lt;/field&gt;&quot;&amp;&quot;&lt;field name=&quot;&quot;use_date_range&quot;&quot;&gt;&quot;&amp;[.H9]&amp;&quot;&lt;/field&gt;&lt;/record&gt;&quot;" office:value-type="string" office:string-value="&lt;record id=&quot;seq_vtas_nc_fisic&quot; model=&quot;ir.sequence&quot;&gt;&lt;field name=&quot;code&quot;&gt;sec.vtas.nc.fisic&lt;/field&gt;&lt;field name=&quot;implementation&quot;&gt;no_gap&lt;/field&gt;&lt;field name=&quot;name&quot;&gt;Sec. Nota de Crédito Física NC001&lt;/field&gt;&lt;field name=&quot;number_increment&quot;&gt;1&lt;/field&gt;&lt;field name=&quot;prefix&quot;&gt;NC001-&lt;/field&gt;&lt;field name=&quot;padding&quot;&gt;6&lt;/field&gt;&lt;field name=&quot;use_date_range&quot;&gt;False&lt;/field&gt;&lt;/record&gt;" calcext:value-type="string">
            <text:p>&lt;record id="seq_vtas_nc_fisic" model="ir.sequence"&gt;&lt;field name="code"&gt;sec.vtas.nc.fisic&lt;/field&gt;&lt;field name="implementation"&gt;no_gap&lt;/field&gt;&lt;field name="name"&gt;Sec. Nota de Crédito Física NC001&lt;/field&gt;&lt;field name="number_increment"&gt;1&lt;/field&gt;&lt;field name="prefix"&gt;NC001-&lt;/field&gt;&lt;field name="padding"&gt;6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nd_elec</text:p>
          </table:table-cell>
          <table:table-cell office:value-type="string" calcext:value-type="string">
            <text:p>sec.vtas.nd.ele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Nota de Débito Electrónica FD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01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0]&amp;&quot;&quot;&quot; model=&quot;&quot;ir.sequence&quot;&quot;&gt;&quot;&amp;&quot;&lt;field name=&quot;&quot;code&quot;&quot;&gt;&quot;&amp;[.B10]&amp;&quot;&lt;/field&gt;&quot;&amp;&quot;&lt;field name=&quot;&quot;implementation&quot;&quot;&gt;no_gap&lt;/field&gt;&quot;&amp;&quot;&lt;field name=&quot;&quot;name&quot;&quot;&gt;&quot;&amp;[.D10]&amp;&quot;&lt;/field&gt;&quot;&amp;&quot;&lt;field name=&quot;&quot;number_increment&quot;&quot;&gt;1&lt;/field&gt;&quot;&amp;&quot;&lt;field name=&quot;&quot;prefix&quot;&quot;&gt;&quot;&amp;[.F10]&amp;&quot;&lt;/field&gt;&quot;&amp;&quot;&lt;field name=&quot;&quot;padding&quot;&quot;&gt;&quot;&amp;[.G10]&amp;&quot;&lt;/field&gt;&quot;&amp;&quot;&lt;field name=&quot;&quot;use_date_range&quot;&quot;&gt;&quot;&amp;[.H10]&amp;&quot;&lt;/field&gt;&lt;/record&gt;&quot;" office:value-type="string" office:string-value="&lt;record id=&quot;seq_vtas_nd_elec&quot; model=&quot;ir.sequence&quot;&gt;&lt;field name=&quot;code&quot;&gt;sec.vtas.nd.elec&lt;/field&gt;&lt;field name=&quot;implementation&quot;&gt;no_gap&lt;/field&gt;&lt;field name=&quot;name&quot;&gt;Sec. Nota de Débito Electrónica FD01&lt;/field&gt;&lt;field name=&quot;number_increment&quot;&gt;1&lt;/field&gt;&lt;field name=&quot;prefix&quot;&gt;FD01-&lt;/field&gt;&lt;field name=&quot;padding&quot;&gt;0&lt;/field&gt;&lt;field name=&quot;use_date_range&quot;&gt;False&lt;/field&gt;&lt;/record&gt;" calcext:value-type="string">
            <text:p>&lt;record id="seq_vtas_nd_elec" model="ir.sequence"&gt;&lt;field name="code"&gt;sec.vtas.nd.elec&lt;/field&gt;&lt;field name="implementation"&gt;no_gap&lt;/field&gt;&lt;field name="name"&gt;Sec. Nota de Débito Electrónica FD01&lt;/field&gt;&lt;field name="number_increment"&gt;1&lt;/field&gt;&lt;field name="prefix"&gt;FD01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vtas_nd_fisica</text:p>
          </table:table-cell>
          <table:table-cell office:value-type="string" calcext:value-type="string">
            <text:p>sec.vtas.nd.fisica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Nota de Débito Física ND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001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1]&amp;&quot;&quot;&quot; model=&quot;&quot;ir.sequence&quot;&quot;&gt;&quot;&amp;&quot;&lt;field name=&quot;&quot;code&quot;&quot;&gt;&quot;&amp;[.B11]&amp;&quot;&lt;/field&gt;&quot;&amp;&quot;&lt;field name=&quot;&quot;implementation&quot;&quot;&gt;no_gap&lt;/field&gt;&quot;&amp;&quot;&lt;field name=&quot;&quot;name&quot;&quot;&gt;&quot;&amp;[.D11]&amp;&quot;&lt;/field&gt;&quot;&amp;&quot;&lt;field name=&quot;&quot;number_increment&quot;&quot;&gt;1&lt;/field&gt;&quot;&amp;&quot;&lt;field name=&quot;&quot;prefix&quot;&quot;&gt;&quot;&amp;[.F11]&amp;&quot;&lt;/field&gt;&quot;&amp;&quot;&lt;field name=&quot;&quot;padding&quot;&quot;&gt;&quot;&amp;[.G11]&amp;&quot;&lt;/field&gt;&quot;&amp;&quot;&lt;field name=&quot;&quot;use_date_range&quot;&quot;&gt;&quot;&amp;[.H11]&amp;&quot;&lt;/field&gt;&lt;/record&gt;&quot;" office:value-type="string" office:string-value="&lt;record id=&quot;seq_vtas_nd_fisica&quot; model=&quot;ir.sequence&quot;&gt;&lt;field name=&quot;code&quot;&gt;sec.vtas.nd.fisica&lt;/field&gt;&lt;field name=&quot;implementation&quot;&gt;no_gap&lt;/field&gt;&lt;field name=&quot;name&quot;&gt;Sec. Nota de Débito Física ND001&lt;/field&gt;&lt;field name=&quot;number_increment&quot;&gt;1&lt;/field&gt;&lt;field name=&quot;prefix&quot;&gt;ND001-&lt;/field&gt;&lt;field name=&quot;padding&quot;&gt;6&lt;/field&gt;&lt;field name=&quot;use_date_range&quot;&gt;False&lt;/field&gt;&lt;/record&gt;" calcext:value-type="string">
            <text:p>&lt;record id="seq_vtas_nd_fisica" model="ir.sequence"&gt;&lt;field name="code"&gt;sec.vtas.nd.fisica&lt;/field&gt;&lt;field name="implementation"&gt;no_gap&lt;/field&gt;&lt;field name="name"&gt;Sec. Nota de Débito Física ND001&lt;/field&gt;&lt;field name="number_increment"&gt;1&lt;/field&gt;&lt;field name="prefix"&gt;ND001-&lt;/field&gt;&lt;field name="padding"&gt;6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transp_aereo</text:p>
          </table:table-cell>
          <table:table-cell office:value-type="string" calcext:value-type="string">
            <text:p>sec.comp.transp.aereo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Boleto de transporte aéreo de pasaje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V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2]&amp;&quot;&quot;&quot; model=&quot;&quot;ir.sequence&quot;&quot;&gt;&quot;&amp;&quot;&lt;field name=&quot;&quot;code&quot;&quot;&gt;&quot;&amp;[.B12]&amp;&quot;&lt;/field&gt;&quot;&amp;&quot;&lt;field name=&quot;&quot;implementation&quot;&quot;&gt;no_gap&lt;/field&gt;&quot;&amp;&quot;&lt;field name=&quot;&quot;name&quot;&quot;&gt;&quot;&amp;[.D12]&amp;&quot;&lt;/field&gt;&quot;&amp;&quot;&lt;field name=&quot;&quot;number_increment&quot;&quot;&gt;1&lt;/field&gt;&quot;&amp;&quot;&lt;field name=&quot;&quot;prefix&quot;&quot;&gt;&quot;&amp;[.F12]&amp;&quot;&lt;/field&gt;&quot;&amp;&quot;&lt;field name=&quot;&quot;padding&quot;&quot;&gt;&quot;&amp;[.G12]&amp;&quot;&lt;/field&gt;&quot;&amp;&quot;&lt;field name=&quot;&quot;use_date_range&quot;&quot;&gt;&quot;&amp;[.H12]&amp;&quot;&lt;/field&gt;&lt;/record&gt;&quot;" office:value-type="string" office:string-value="&lt;record id=&quot;seq_comp_transp_aereo&quot; model=&quot;ir.sequence&quot;&gt;&lt;field name=&quot;code&quot;&gt;sec.comp.transp.aereo&lt;/field&gt;&lt;field name=&quot;implementation&quot;&gt;no_gap&lt;/field&gt;&lt;field name=&quot;name&quot;&gt;Sec. Boleto de transporte aéreo de pasajeros&lt;/field&gt;&lt;field name=&quot;number_increment&quot;&gt;1&lt;/field&gt;&lt;field name=&quot;prefix&quot;&gt;CBV-&lt;/field&gt;&lt;field name=&quot;padding&quot;&gt;0&lt;/field&gt;&lt;field name=&quot;use_date_range&quot;&gt;False&lt;/field&gt;&lt;/record&gt;" calcext:value-type="string">
            <text:p>&lt;record id="seq_comp_transp_aereo" model="ir.sequence"&gt;&lt;field name="code"&gt;sec.comp.transp.aereo&lt;/field&gt;&lt;field name="implementation"&gt;no_gap&lt;/field&gt;&lt;field name="name"&gt;Sec. Boleto de transporte aéreo de pasajeros&lt;/field&gt;&lt;field name="number_increment"&gt;1&lt;/field&gt;&lt;field name="prefix"&gt;CBV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porte_aereo</text:p>
          </table:table-cell>
          <table:table-cell office:value-type="string" calcext:value-type="string">
            <text:p>sec.comp.porte.aereo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arta de Porte Aéreo por Transpo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E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3]&amp;&quot;&quot;&quot; model=&quot;&quot;ir.sequence&quot;&quot;&gt;&quot;&amp;&quot;&lt;field name=&quot;&quot;code&quot;&quot;&gt;&quot;&amp;[.B13]&amp;&quot;&lt;/field&gt;&quot;&amp;&quot;&lt;field name=&quot;&quot;implementation&quot;&quot;&gt;no_gap&lt;/field&gt;&quot;&amp;&quot;&lt;field name=&quot;&quot;name&quot;&quot;&gt;&quot;&amp;[.D13]&amp;&quot;&lt;/field&gt;&quot;&amp;&quot;&lt;field name=&quot;&quot;number_increment&quot;&quot;&gt;1&lt;/field&gt;&quot;&amp;&quot;&lt;field name=&quot;&quot;prefix&quot;&quot;&gt;&quot;&amp;[.F13]&amp;&quot;&lt;/field&gt;&quot;&amp;&quot;&lt;field name=&quot;&quot;padding&quot;&quot;&gt;&quot;&amp;[.G13]&amp;&quot;&lt;/field&gt;&quot;&amp;&quot;&lt;field name=&quot;&quot;use_date_range&quot;&quot;&gt;&quot;&amp;[.H13]&amp;&quot;&lt;/field&gt;&lt;/record&gt;&quot;" office:value-type="string" office:string-value="&lt;record id=&quot;seq_comp_porte_aereo&quot; model=&quot;ir.sequence&quot;&gt;&lt;field name=&quot;code&quot;&gt;sec.comp.porte.aereo&lt;/field&gt;&lt;field name=&quot;implementation&quot;&gt;no_gap&lt;/field&gt;&lt;field name=&quot;name&quot;&gt;Sec. Carta de Porte Aéreo por Transporte&lt;/field&gt;&lt;field name=&quot;number_increment&quot;&gt;1&lt;/field&gt;&lt;field name=&quot;prefix&quot;&gt;CPE-&lt;/field&gt;&lt;field name=&quot;padding&quot;&gt;0&lt;/field&gt;&lt;field name=&quot;use_date_range&quot;&gt;False&lt;/field&gt;&lt;/record&gt;" calcext:value-type="string">
            <text:p>&lt;record id="seq_comp_porte_aereo" model="ir.sequence"&gt;&lt;field name="code"&gt;sec.comp.porte.aereo&lt;/field&gt;&lt;field name="implementation"&gt;no_gap&lt;/field&gt;&lt;field name="name"&gt;Sec. Carta de Porte Aéreo por Transporte&lt;/field&gt;&lt;field name="number_increment"&gt;1&lt;/field&gt;&lt;field name="prefix"&gt;CPE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boleta</text:p>
          </table:table-cell>
          <table:table-cell office:value-type="string" calcext:value-type="string">
            <text:p>sec.comp.boleta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ompras con Bol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4]&amp;&quot;&quot;&quot; model=&quot;&quot;ir.sequence&quot;&quot;&gt;&quot;&amp;&quot;&lt;field name=&quot;&quot;code&quot;&quot;&gt;&quot;&amp;[.B14]&amp;&quot;&lt;/field&gt;&quot;&amp;&quot;&lt;field name=&quot;&quot;implementation&quot;&quot;&gt;no_gap&lt;/field&gt;&quot;&amp;&quot;&lt;field name=&quot;&quot;name&quot;&quot;&gt;&quot;&amp;[.D14]&amp;&quot;&lt;/field&gt;&quot;&amp;&quot;&lt;field name=&quot;&quot;number_increment&quot;&quot;&gt;1&lt;/field&gt;&quot;&amp;&quot;&lt;field name=&quot;&quot;prefix&quot;&quot;&gt;&quot;&amp;[.F14]&amp;&quot;&lt;/field&gt;&quot;&amp;&quot;&lt;field name=&quot;&quot;padding&quot;&quot;&gt;&quot;&amp;[.G14]&amp;&quot;&lt;/field&gt;&quot;&amp;&quot;&lt;field name=&quot;&quot;use_date_range&quot;&quot;&gt;&quot;&amp;[.H14]&amp;&quot;&lt;/field&gt;&lt;/record&gt;&quot;" office:value-type="string" office:string-value="&lt;record id=&quot;seq_comp_boleta&quot; model=&quot;ir.sequence&quot;&gt;&lt;field name=&quot;code&quot;&gt;sec.comp.boleta&lt;/field&gt;&lt;field name=&quot;implementation&quot;&gt;no_gap&lt;/field&gt;&lt;field name=&quot;name&quot;&gt;Sec. Compras con Boleta&lt;/field&gt;&lt;field name=&quot;number_increment&quot;&gt;1&lt;/field&gt;&lt;field name=&quot;prefix&quot;&gt;CB-&lt;/field&gt;&lt;field name=&quot;padding&quot;&gt;0&lt;/field&gt;&lt;field name=&quot;use_date_range&quot;&gt;False&lt;/field&gt;&lt;/record&gt;" calcext:value-type="string">
            <text:p>&lt;record id="seq_comp_boleta" model="ir.sequence"&gt;&lt;field name="code"&gt;sec.comp.boleta&lt;/field&gt;&lt;field name="implementation"&gt;no_gap&lt;/field&gt;&lt;field name="name"&gt;Sec. Compras con Boleta&lt;/field&gt;&lt;field name="number_increment"&gt;1&lt;/field&gt;&lt;field name="prefix"&gt;CB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factura</text:p>
          </table:table-cell>
          <table:table-cell office:value-type="string" calcext:value-type="string">
            <text:p>sec.comp.factura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ompras con Fact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5]&amp;&quot;&quot;&quot; model=&quot;&quot;ir.sequence&quot;&quot;&gt;&quot;&amp;&quot;&lt;field name=&quot;&quot;code&quot;&quot;&gt;&quot;&amp;[.B15]&amp;&quot;&lt;/field&gt;&quot;&amp;&quot;&lt;field name=&quot;&quot;implementation&quot;&quot;&gt;no_gap&lt;/field&gt;&quot;&amp;&quot;&lt;field name=&quot;&quot;name&quot;&quot;&gt;&quot;&amp;[.D15]&amp;&quot;&lt;/field&gt;&quot;&amp;&quot;&lt;field name=&quot;&quot;number_increment&quot;&quot;&gt;1&lt;/field&gt;&quot;&amp;&quot;&lt;field name=&quot;&quot;prefix&quot;&quot;&gt;&quot;&amp;[.F15]&amp;&quot;&lt;/field&gt;&quot;&amp;&quot;&lt;field name=&quot;&quot;padding&quot;&quot;&gt;&quot;&amp;[.G15]&amp;&quot;&lt;/field&gt;&quot;&amp;&quot;&lt;field name=&quot;&quot;use_date_range&quot;&quot;&gt;&quot;&amp;[.H15]&amp;&quot;&lt;/field&gt;&lt;/record&gt;&quot;" office:value-type="string" office:string-value="&lt;record id=&quot;seq_comp_factura&quot; model=&quot;ir.sequence&quot;&gt;&lt;field name=&quot;code&quot;&gt;sec.comp.factura&lt;/field&gt;&lt;field name=&quot;implementation&quot;&gt;no_gap&lt;/field&gt;&lt;field name=&quot;name&quot;&gt;Sec. Compras con Factura&lt;/field&gt;&lt;field name=&quot;number_increment&quot;&gt;1&lt;/field&gt;&lt;field name=&quot;prefix&quot;&gt;CF-&lt;/field&gt;&lt;field name=&quot;padding&quot;&gt;0&lt;/field&gt;&lt;field name=&quot;use_date_range&quot;&gt;False&lt;/field&gt;&lt;/record&gt;" calcext:value-type="string">
            <text:p>&lt;record id="seq_comp_factura" model="ir.sequence"&gt;&lt;field name="code"&gt;sec.comp.factura&lt;/field&gt;&lt;field name="implementation"&gt;no_gap&lt;/field&gt;&lt;field name="name"&gt;Sec. Compras con Factura&lt;/field&gt;&lt;field name="number_increment"&gt;1&lt;/field&gt;&lt;field name="prefix"&gt;CF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serv_pub</text:p>
          </table:table-cell>
          <table:table-cell office:value-type="string" calcext:value-type="string">
            <text:p>sec.comp.serv.pub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ompras con Recibos por Servicios Públi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P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6]&amp;&quot;&quot;&quot; model=&quot;&quot;ir.sequence&quot;&quot;&gt;&quot;&amp;&quot;&lt;field name=&quot;&quot;code&quot;&quot;&gt;&quot;&amp;[.B16]&amp;&quot;&lt;/field&gt;&quot;&amp;&quot;&lt;field name=&quot;&quot;implementation&quot;&quot;&gt;no_gap&lt;/field&gt;&quot;&amp;&quot;&lt;field name=&quot;&quot;name&quot;&quot;&gt;&quot;&amp;[.D16]&amp;&quot;&lt;/field&gt;&quot;&amp;&quot;&lt;field name=&quot;&quot;number_increment&quot;&quot;&gt;1&lt;/field&gt;&quot;&amp;&quot;&lt;field name=&quot;&quot;prefix&quot;&quot;&gt;&quot;&amp;[.F16]&amp;&quot;&lt;/field&gt;&quot;&amp;&quot;&lt;field name=&quot;&quot;padding&quot;&quot;&gt;&quot;&amp;[.G16]&amp;&quot;&lt;/field&gt;&quot;&amp;&quot;&lt;field name=&quot;&quot;use_date_range&quot;&quot;&gt;&quot;&amp;[.H16]&amp;&quot;&lt;/field&gt;&lt;/record&gt;&quot;" office:value-type="string" office:string-value="&lt;record id=&quot;seq_comp_serv_pub&quot; model=&quot;ir.sequence&quot;&gt;&lt;field name=&quot;code&quot;&gt;sec.comp.serv.pub&lt;/field&gt;&lt;field name=&quot;implementation&quot;&gt;no_gap&lt;/field&gt;&lt;field name=&quot;name&quot;&gt;Sec. Compras con Recibos por Servicios Públicos&lt;/field&gt;&lt;field name=&quot;number_increment&quot;&gt;1&lt;/field&gt;&lt;field name=&quot;prefix&quot;&gt;CRP-&lt;/field&gt;&lt;field name=&quot;padding&quot;&gt;0&lt;/field&gt;&lt;field name=&quot;use_date_range&quot;&gt;False&lt;/field&gt;&lt;/record&gt;" calcext:value-type="string">
            <text:p>&lt;record id="seq_comp_serv_pub" model="ir.sequence"&gt;&lt;field name="code"&gt;sec.comp.serv.pub&lt;/field&gt;&lt;field name="implementation"&gt;no_gap&lt;/field&gt;&lt;field name="name"&gt;Sec. Compras con Recibos por Servicios Públicos&lt;/field&gt;&lt;field name="number_increment"&gt;1&lt;/field&gt;&lt;field name="prefix"&gt;CRP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ticket</text:p>
          </table:table-cell>
          <table:table-cell office:value-type="string" calcext:value-type="string">
            <text:p>sec.comp.ticket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ompras con T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7]&amp;&quot;&quot;&quot; model=&quot;&quot;ir.sequence&quot;&quot;&gt;&quot;&amp;&quot;&lt;field name=&quot;&quot;code&quot;&quot;&gt;&quot;&amp;[.B17]&amp;&quot;&lt;/field&gt;&quot;&amp;&quot;&lt;field name=&quot;&quot;implementation&quot;&quot;&gt;no_gap&lt;/field&gt;&quot;&amp;&quot;&lt;field name=&quot;&quot;name&quot;&quot;&gt;&quot;&amp;[.D17]&amp;&quot;&lt;/field&gt;&quot;&amp;&quot;&lt;field name=&quot;&quot;number_increment&quot;&quot;&gt;1&lt;/field&gt;&quot;&amp;&quot;&lt;field name=&quot;&quot;prefix&quot;&quot;&gt;&quot;&amp;[.F17]&amp;&quot;&lt;/field&gt;&quot;&amp;&quot;&lt;field name=&quot;&quot;padding&quot;&quot;&gt;&quot;&amp;[.G17]&amp;&quot;&lt;/field&gt;&quot;&amp;&quot;&lt;field name=&quot;&quot;use_date_range&quot;&quot;&gt;&quot;&amp;[.H17]&amp;&quot;&lt;/field&gt;&lt;/record&gt;&quot;" office:value-type="string" office:string-value="&lt;record id=&quot;seq_comp_ticket&quot; model=&quot;ir.sequence&quot;&gt;&lt;field name=&quot;code&quot;&gt;sec.comp.ticket&lt;/field&gt;&lt;field name=&quot;implementation&quot;&gt;no_gap&lt;/field&gt;&lt;field name=&quot;name&quot;&gt;Sec. Compras con Ticket&lt;/field&gt;&lt;field name=&quot;number_increment&quot;&gt;1&lt;/field&gt;&lt;field name=&quot;prefix&quot;&gt;CT-&lt;/field&gt;&lt;field name=&quot;padding&quot;&gt;0&lt;/field&gt;&lt;field name=&quot;use_date_range&quot;&gt;False&lt;/field&gt;&lt;/record&gt;" calcext:value-type="string">
            <text:p>&lt;record id="seq_comp_ticket" model="ir.sequence"&gt;&lt;field name="code"&gt;sec.comp.ticket&lt;/field&gt;&lt;field name="implementation"&gt;no_gap&lt;/field&gt;&lt;field name="name"&gt;Sec. Compras con Ticket&lt;/field&gt;&lt;field name="number_increment"&gt;1&lt;/field&gt;&lt;field name="prefix"&gt;CT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transp_publico</text:p>
          </table:table-cell>
          <table:table-cell office:value-type="string" calcext:value-type="string">
            <text:p>sec.comp.transp.publico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omprobante Boleto de Viaje Transp. Públ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T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8]&amp;&quot;&quot;&quot; model=&quot;&quot;ir.sequence&quot;&quot;&gt;&quot;&amp;&quot;&lt;field name=&quot;&quot;code&quot;&quot;&gt;&quot;&amp;[.B18]&amp;&quot;&lt;/field&gt;&quot;&amp;&quot;&lt;field name=&quot;&quot;implementation&quot;&quot;&gt;no_gap&lt;/field&gt;&quot;&amp;&quot;&lt;field name=&quot;&quot;name&quot;&quot;&gt;&quot;&amp;[.D18]&amp;&quot;&lt;/field&gt;&quot;&amp;&quot;&lt;field name=&quot;&quot;number_increment&quot;&quot;&gt;1&lt;/field&gt;&quot;&amp;&quot;&lt;field name=&quot;&quot;prefix&quot;&quot;&gt;&quot;&amp;[.F18]&amp;&quot;&lt;/field&gt;&quot;&amp;&quot;&lt;field name=&quot;&quot;padding&quot;&quot;&gt;&quot;&amp;[.G18]&amp;&quot;&lt;/field&gt;&quot;&amp;&quot;&lt;field name=&quot;&quot;use_date_range&quot;&quot;&gt;&quot;&amp;[.H18]&amp;&quot;&lt;/field&gt;&lt;/record&gt;&quot;" office:value-type="string" office:string-value="&lt;record id=&quot;seq_comp_transp_publico&quot; model=&quot;ir.sequence&quot;&gt;&lt;field name=&quot;code&quot;&gt;sec.comp.transp.publico&lt;/field&gt;&lt;field name=&quot;implementation&quot;&gt;no_gap&lt;/field&gt;&lt;field name=&quot;name&quot;&gt;Sec. Comprobante Boleto de Viaje Transp. Público&lt;/field&gt;&lt;field name=&quot;number_increment&quot;&gt;1&lt;/field&gt;&lt;field name=&quot;prefix&quot;&gt;CBT-&lt;/field&gt;&lt;field name=&quot;padding&quot;&gt;0&lt;/field&gt;&lt;field name=&quot;use_date_range&quot;&gt;False&lt;/field&gt;&lt;/record&gt;" calcext:value-type="string">
            <text:p>&lt;record id="seq_comp_transp_publico" model="ir.sequence"&gt;&lt;field name="code"&gt;sec.comp.transp.publico&lt;/field&gt;&lt;field name="implementation"&gt;no_gap&lt;/field&gt;&lt;field name="name"&gt;Sec. Comprobante Boleto de Viaje Transp. Público&lt;/field&gt;&lt;field name="number_increment"&gt;1&lt;/field&gt;&lt;field name="prefix"&gt;CBT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rev_tecnica</text:p>
          </table:table-cell>
          <table:table-cell office:value-type="string" calcext:value-type="string">
            <text:p>sec.comp.rev.tecnica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Comprobante Revisión Téc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T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19]&amp;&quot;&quot;&quot; model=&quot;&quot;ir.sequence&quot;&quot;&gt;&quot;&amp;&quot;&lt;field name=&quot;&quot;code&quot;&quot;&gt;&quot;&amp;[.B19]&amp;&quot;&lt;/field&gt;&quot;&amp;&quot;&lt;field name=&quot;&quot;implementation&quot;&quot;&gt;no_gap&lt;/field&gt;&quot;&amp;&quot;&lt;field name=&quot;&quot;name&quot;&quot;&gt;&quot;&amp;[.D19]&amp;&quot;&lt;/field&gt;&quot;&amp;&quot;&lt;field name=&quot;&quot;number_increment&quot;&quot;&gt;1&lt;/field&gt;&quot;&amp;&quot;&lt;field name=&quot;&quot;prefix&quot;&quot;&gt;&quot;&amp;[.F19]&amp;&quot;&lt;/field&gt;&quot;&amp;&quot;&lt;field name=&quot;&quot;padding&quot;&quot;&gt;&quot;&amp;[.G19]&amp;&quot;&lt;/field&gt;&quot;&amp;&quot;&lt;field name=&quot;&quot;use_date_range&quot;&quot;&gt;&quot;&amp;[.H19]&amp;&quot;&lt;/field&gt;&lt;/record&gt;&quot;" office:value-type="string" office:string-value="&lt;record id=&quot;seq_comp_rev_tecnica&quot; model=&quot;ir.sequence&quot;&gt;&lt;field name=&quot;code&quot;&gt;sec.comp.rev.tecnica&lt;/field&gt;&lt;field name=&quot;implementation&quot;&gt;no_gap&lt;/field&gt;&lt;field name=&quot;name&quot;&gt;Sec. Comprobante Revisión Técnica&lt;/field&gt;&lt;field name=&quot;number_increment&quot;&gt;1&lt;/field&gt;&lt;field name=&quot;prefix&quot;&gt;CRT-&lt;/field&gt;&lt;field name=&quot;padding&quot;&gt;0&lt;/field&gt;&lt;field name=&quot;use_date_range&quot;&gt;False&lt;/field&gt;&lt;/record&gt;" calcext:value-type="string">
            <text:p>&lt;record id="seq_comp_rev_tecnica" model="ir.sequence"&gt;&lt;field name="code"&gt;sec.comp.rev.tecnica&lt;/field&gt;&lt;field name="implementation"&gt;no_gap&lt;/field&gt;&lt;field name="name"&gt;Sec. Comprobante Revisión Técnica&lt;/field&gt;&lt;field name="number_increment"&gt;1&lt;/field&gt;&lt;field name="prefix"&gt;CRT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bancos</text:p>
          </table:table-cell>
          <table:table-cell office:value-type="string" calcext:value-type="string">
            <text:p>sec.comp.bancos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Documento emitido por Ba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B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0]&amp;&quot;&quot;&quot; model=&quot;&quot;ir.sequence&quot;&quot;&gt;&quot;&amp;&quot;&lt;field name=&quot;&quot;code&quot;&quot;&gt;&quot;&amp;[.B20]&amp;&quot;&lt;/field&gt;&quot;&amp;&quot;&lt;field name=&quot;&quot;implementation&quot;&quot;&gt;no_gap&lt;/field&gt;&quot;&amp;&quot;&lt;field name=&quot;&quot;name&quot;&quot;&gt;&quot;&amp;[.D20]&amp;&quot;&lt;/field&gt;&quot;&amp;&quot;&lt;field name=&quot;&quot;number_increment&quot;&quot;&gt;1&lt;/field&gt;&quot;&amp;&quot;&lt;field name=&quot;&quot;prefix&quot;&quot;&gt;&quot;&amp;[.F20]&amp;&quot;&lt;/field&gt;&quot;&amp;&quot;&lt;field name=&quot;&quot;padding&quot;&quot;&gt;&quot;&amp;[.G20]&amp;&quot;&lt;/field&gt;&quot;&amp;&quot;&lt;field name=&quot;&quot;use_date_range&quot;&quot;&gt;&quot;&amp;[.H20]&amp;&quot;&lt;/field&gt;&lt;/record&gt;&quot;" office:value-type="string" office:string-value="&lt;record id=&quot;seq_comp_bancos&quot; model=&quot;ir.sequence&quot;&gt;&lt;field name=&quot;code&quot;&gt;sec.comp.bancos&lt;/field&gt;&lt;field name=&quot;implementation&quot;&gt;no_gap&lt;/field&gt;&lt;field name=&quot;name&quot;&gt;Sec. Documento emitido por Bancos&lt;/field&gt;&lt;field name=&quot;number_increment&quot;&gt;1&lt;/field&gt;&lt;field name=&quot;prefix&quot;&gt;CDB-&lt;/field&gt;&lt;field name=&quot;padding&quot;&gt;0&lt;/field&gt;&lt;field name=&quot;use_date_range&quot;&gt;False&lt;/field&gt;&lt;/record&gt;" calcext:value-type="string">
            <text:p>&lt;record id="seq_comp_bancos" model="ir.sequence"&gt;&lt;field name="code"&gt;sec.comp.bancos&lt;/field&gt;&lt;field name="implementation"&gt;no_gap&lt;/field&gt;&lt;field name="name"&gt;Sec. Documento emitido por Bancos&lt;/field&gt;&lt;field name="number_increment"&gt;1&lt;/field&gt;&lt;field name="prefix"&gt;CDB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nc</text:p>
          </table:table-cell>
          <table:table-cell office:value-type="string" calcext:value-type="string">
            <text:p>sec.comp.nc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Nota de Crédito Provee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7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1]&amp;&quot;&quot;&quot; model=&quot;&quot;ir.sequence&quot;&quot;&gt;&quot;&amp;&quot;&lt;field name=&quot;&quot;code&quot;&quot;&gt;&quot;&amp;[.B21]&amp;&quot;&lt;/field&gt;&quot;&amp;&quot;&lt;field name=&quot;&quot;implementation&quot;&quot;&gt;no_gap&lt;/field&gt;&quot;&amp;&quot;&lt;field name=&quot;&quot;name&quot;&quot;&gt;&quot;&amp;[.D21]&amp;&quot;&lt;/field&gt;&quot;&amp;&quot;&lt;field name=&quot;&quot;number_increment&quot;&quot;&gt;1&lt;/field&gt;&quot;&amp;&quot;&lt;field name=&quot;&quot;prefix&quot;&quot;&gt;&quot;&amp;[.F21]&amp;&quot;&lt;/field&gt;&quot;&amp;&quot;&lt;field name=&quot;&quot;padding&quot;&quot;&gt;&quot;&amp;[.G21]&amp;&quot;&lt;/field&gt;&quot;&amp;&quot;&lt;field name=&quot;&quot;use_date_range&quot;&quot;&gt;&quot;&amp;[.H21]&amp;&quot;&lt;/field&gt;&lt;/record&gt;&quot;" office:value-type="string" office:string-value="&lt;record id=&quot;seq_comp_nc&quot; model=&quot;ir.sequence&quot;&gt;&lt;field name=&quot;code&quot;&gt;sec.comp.nc&lt;/field&gt;&lt;field name=&quot;implementation&quot;&gt;no_gap&lt;/field&gt;&lt;field name=&quot;name&quot;&gt;Sec. Nota de Crédito Proveedor&lt;/field&gt;&lt;field name=&quot;number_increment&quot;&gt;1&lt;/field&gt;&lt;field name=&quot;prefix&quot;&gt;RC07-&lt;/field&gt;&lt;field name=&quot;padding&quot;&gt;0&lt;/field&gt;&lt;field name=&quot;use_date_range&quot;&gt;False&lt;/field&gt;&lt;/record&gt;" calcext:value-type="string">
            <text:p>&lt;record id="seq_comp_nc" model="ir.sequence"&gt;&lt;field name="code"&gt;sec.comp.nc&lt;/field&gt;&lt;field name="implementation"&gt;no_gap&lt;/field&gt;&lt;field name="name"&gt;Sec. Nota de Crédito Proveedor&lt;/field&gt;&lt;field name="number_increment"&gt;1&lt;/field&gt;&lt;field name="prefix"&gt;RC07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comp_nd</text:p>
          </table:table-cell>
          <table:table-cell office:value-type="string" calcext:value-type="string">
            <text:p>sec.comp.nd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Nota de Débito Provee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8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2]&amp;&quot;&quot;&quot; model=&quot;&quot;ir.sequence&quot;&quot;&gt;&quot;&amp;&quot;&lt;field name=&quot;&quot;code&quot;&quot;&gt;&quot;&amp;[.B22]&amp;&quot;&lt;/field&gt;&quot;&amp;&quot;&lt;field name=&quot;&quot;implementation&quot;&quot;&gt;no_gap&lt;/field&gt;&quot;&amp;&quot;&lt;field name=&quot;&quot;name&quot;&quot;&gt;&quot;&amp;[.D22]&amp;&quot;&lt;/field&gt;&quot;&amp;&quot;&lt;field name=&quot;&quot;number_increment&quot;&quot;&gt;1&lt;/field&gt;&quot;&amp;&quot;&lt;field name=&quot;&quot;prefix&quot;&quot;&gt;&quot;&amp;[.F22]&amp;&quot;&lt;/field&gt;&quot;&amp;&quot;&lt;field name=&quot;&quot;padding&quot;&quot;&gt;&quot;&amp;[.G22]&amp;&quot;&lt;/field&gt;&quot;&amp;&quot;&lt;field name=&quot;&quot;use_date_range&quot;&quot;&gt;&quot;&amp;[.H22]&amp;&quot;&lt;/field&gt;&lt;/record&gt;&quot;" office:value-type="string" office:string-value="&lt;record id=&quot;seq_comp_nd&quot; model=&quot;ir.sequence&quot;&gt;&lt;field name=&quot;code&quot;&gt;sec.comp.nd&lt;/field&gt;&lt;field name=&quot;implementation&quot;&gt;no_gap&lt;/field&gt;&lt;field name=&quot;name&quot;&gt;Sec. Nota de Débito Proveedor&lt;/field&gt;&lt;field name=&quot;number_increment&quot;&gt;1&lt;/field&gt;&lt;field name=&quot;prefix&quot;&gt;RC08-&lt;/field&gt;&lt;field name=&quot;padding&quot;&gt;0&lt;/field&gt;&lt;field name=&quot;use_date_range&quot;&gt;False&lt;/field&gt;&lt;/record&gt;" calcext:value-type="string">
            <text:p>&lt;record id="seq_comp_nd" model="ir.sequence"&gt;&lt;field name="code"&gt;sec.comp.nd&lt;/field&gt;&lt;field name="implementation"&gt;no_gap&lt;/field&gt;&lt;field name="name"&gt;Sec. Nota de Débito Proveedor&lt;/field&gt;&lt;field name="number_increment"&gt;1&lt;/field&gt;&lt;field name="prefix"&gt;RC08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bancos</text:p>
          </table:table-cell>
          <table:table-cell office:value-type="string" calcext:value-type="string">
            <text:p>sec.registro.bancos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Libro de Caja y Banc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COS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&quot;&lt;record id=&quot;&quot;&quot;&amp;[.A23]&amp;&quot;&quot;&quot; model=&quot;&quot;ir.sequence&quot;&quot;&gt;&quot;&amp;&quot;&lt;field name=&quot;&quot;code&quot;&quot;&gt;&quot;&amp;[.B23]&amp;&quot;&lt;/field&gt;&quot;&amp;&quot;&lt;field name=&quot;&quot;implementation&quot;&quot;&gt;no_gap&lt;/field&gt;&quot;&amp;&quot;&lt;field name=&quot;&quot;name&quot;&quot;&gt;&quot;&amp;[.D23]&amp;&quot;&lt;/field&gt;&quot;&amp;&quot;&lt;field name=&quot;&quot;number_increment&quot;&quot;&gt;1&lt;/field&gt;&quot;&amp;&quot;&lt;field name=&quot;&quot;prefix&quot;&quot;&gt;&quot;&amp;[.F23]&amp;&quot;&lt;/field&gt;&quot;&amp;&quot;&lt;field name=&quot;&quot;padding&quot;&quot;&gt;&quot;&amp;[.G23]&amp;&quot;&lt;/field&gt;&quot;&amp;&quot;&lt;field name=&quot;&quot;use_date_range&quot;&quot;&gt;&quot;&amp;[.H23]&amp;&quot;&lt;/field&gt;&lt;/record&gt;&quot;" office:value-type="string" office:string-value="&lt;record id=&quot;seq_registro_bancos&quot; model=&quot;ir.sequence&quot;&gt;&lt;field name=&quot;code&quot;&gt;sec.registro.bancos&lt;/field&gt;&lt;field name=&quot;implementation&quot;&gt;no_gap&lt;/field&gt;&lt;field name=&quot;name&quot;&gt;Sec. Libro de Caja y Bancos&lt;/field&gt;&lt;field name=&quot;number_increment&quot;&gt;1&lt;/field&gt;&lt;field name=&quot;prefix&quot;&gt;BANCOS-%(year)s-&lt;/field&gt;&lt;field name=&quot;padding&quot;&gt;0&lt;/field&gt;&lt;field name=&quot;use_date_range&quot;&gt;True&lt;/field&gt;&lt;/record&gt;" calcext:value-type="string">
            <text:p>&lt;record id="seq_registro_bancos" model="ir.sequence"&gt;&lt;field name="code"&gt;sec.registro.bancos&lt;/field&gt;&lt;field name="implementation"&gt;no_gap&lt;/field&gt;&lt;field name="name"&gt;Sec. Libro de Caja y Bancos&lt;/field&gt;&lt;field name="number_increment"&gt;1&lt;/field&gt;&lt;field name="prefix"&gt;BANCOS-%(year)s-&lt;/field&gt;&lt;field name="padding"&gt;0&lt;/field&gt;&lt;field name="use_date_range"&gt;Tru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rh</text:p>
          </table:table-cell>
          <table:table-cell office:value-type="string" calcext:value-type="string">
            <text:p>sec.registro.rh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Recibo por Honora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H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4]&amp;&quot;&quot;&quot; model=&quot;&quot;ir.sequence&quot;&quot;&gt;&quot;&amp;&quot;&lt;field name=&quot;&quot;code&quot;&quot;&gt;&quot;&amp;[.B24]&amp;&quot;&lt;/field&gt;&quot;&amp;&quot;&lt;field name=&quot;&quot;implementation&quot;&quot;&gt;no_gap&lt;/field&gt;&quot;&amp;&quot;&lt;field name=&quot;&quot;name&quot;&quot;&gt;&quot;&amp;[.D24]&amp;&quot;&lt;/field&gt;&quot;&amp;&quot;&lt;field name=&quot;&quot;number_increment&quot;&quot;&gt;1&lt;/field&gt;&quot;&amp;&quot;&lt;field name=&quot;&quot;prefix&quot;&quot;&gt;&quot;&amp;[.F24]&amp;&quot;&lt;/field&gt;&quot;&amp;&quot;&lt;field name=&quot;&quot;padding&quot;&quot;&gt;&quot;&amp;[.G24]&amp;&quot;&lt;/field&gt;&quot;&amp;&quot;&lt;field name=&quot;&quot;use_date_range&quot;&quot;&gt;&quot;&amp;[.H24]&amp;&quot;&lt;/field&gt;&lt;/record&gt;&quot;" office:value-type="string" office:string-value="&lt;record id=&quot;seq_registro_rh&quot; model=&quot;ir.sequence&quot;&gt;&lt;field name=&quot;code&quot;&gt;sec.registro.rh&lt;/field&gt;&lt;field name=&quot;implementation&quot;&gt;no_gap&lt;/field&gt;&lt;field name=&quot;name&quot;&gt;Sec. Registro de Recibo por Honorarios&lt;/field&gt;&lt;field name=&quot;number_increment&quot;&gt;1&lt;/field&gt;&lt;field name=&quot;prefix&quot;&gt;RRH-%(year)s-&lt;/field&gt;&lt;field name=&quot;padding&quot;&gt;0&lt;/field&gt;&lt;field name=&quot;use_date_range&quot;&gt;False&lt;/field&gt;&lt;/record&gt;" calcext:value-type="string">
            <text:p>&lt;record id="seq_registro_rh" model="ir.sequence"&gt;&lt;field name="code"&gt;sec.registro.rh&lt;/field&gt;&lt;field name="implementation"&gt;no_gap&lt;/field&gt;&lt;field name="name"&gt;Sec. Registro de Recibo por Honorarios&lt;/field&gt;&lt;field name="number_increment"&gt;1&lt;/field&gt;&lt;field name="prefix"&gt;RRH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rh_reg</text:p>
          </table:table-cell>
          <table:table-cell office:value-type="string" calcext:value-type="string">
            <text:p>sec.registro.rh.reg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Recibo por Honorarios Regi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H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5]&amp;&quot;&quot;&quot; model=&quot;&quot;ir.sequence&quot;&quot;&gt;&quot;&amp;&quot;&lt;field name=&quot;&quot;code&quot;&quot;&gt;&quot;&amp;[.B25]&amp;&quot;&lt;/field&gt;&quot;&amp;&quot;&lt;field name=&quot;&quot;implementation&quot;&quot;&gt;no_gap&lt;/field&gt;&quot;&amp;&quot;&lt;field name=&quot;&quot;name&quot;&quot;&gt;&quot;&amp;[.D25]&amp;&quot;&lt;/field&gt;&quot;&amp;&quot;&lt;field name=&quot;&quot;number_increment&quot;&quot;&gt;1&lt;/field&gt;&quot;&amp;&quot;&lt;field name=&quot;&quot;prefix&quot;&quot;&gt;&quot;&amp;[.F25]&amp;&quot;&lt;/field&gt;&quot;&amp;&quot;&lt;field name=&quot;&quot;padding&quot;&quot;&gt;&quot;&amp;[.G25]&amp;&quot;&lt;/field&gt;&quot;&amp;&quot;&lt;field name=&quot;&quot;use_date_range&quot;&quot;&gt;&quot;&amp;[.H25]&amp;&quot;&lt;/field&gt;&lt;/record&gt;&quot;" office:value-type="string" office:string-value="&lt;record id=&quot;seq_registro_rh_reg&quot; model=&quot;ir.sequence&quot;&gt;&lt;field name=&quot;code&quot;&gt;sec.registro.rh.reg&lt;/field&gt;&lt;field name=&quot;implementation&quot;&gt;no_gap&lt;/field&gt;&lt;field name=&quot;name&quot;&gt;Sec. Registro de Recibo por Honorarios Registro&lt;/field&gt;&lt;field name=&quot;number_increment&quot;&gt;1&lt;/field&gt;&lt;field name=&quot;prefix&quot;&gt;RRH-%(year)s-&lt;/field&gt;&lt;field name=&quot;padding&quot;&gt;0&lt;/field&gt;&lt;field name=&quot;use_date_range&quot;&gt;False&lt;/field&gt;&lt;/record&gt;" calcext:value-type="string">
            <text:p>&lt;record id="seq_registro_rh_reg" model="ir.sequence"&gt;&lt;field name="code"&gt;sec.registro.rh.reg&lt;/field&gt;&lt;field name="implementation"&gt;no_gap&lt;/field&gt;&lt;field name="name"&gt;Sec. Registro de Recibo por Honorarios Registro&lt;/field&gt;&lt;field name="number_increment"&gt;1&lt;/field&gt;&lt;field name="prefix"&gt;RRH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otros</text:p>
          </table:table-cell>
          <table:table-cell office:value-type="string" calcext:value-type="string">
            <text:p>sec.registro.otros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Operaciones Var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AR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6]&amp;&quot;&quot;&quot; model=&quot;&quot;ir.sequence&quot;&quot;&gt;&quot;&amp;&quot;&lt;field name=&quot;&quot;code&quot;&quot;&gt;&quot;&amp;[.B26]&amp;&quot;&lt;/field&gt;&quot;&amp;&quot;&lt;field name=&quot;&quot;implementation&quot;&quot;&gt;no_gap&lt;/field&gt;&quot;&amp;&quot;&lt;field name=&quot;&quot;name&quot;&quot;&gt;&quot;&amp;[.D26]&amp;&quot;&lt;/field&gt;&quot;&amp;&quot;&lt;field name=&quot;&quot;number_increment&quot;&quot;&gt;1&lt;/field&gt;&quot;&amp;&quot;&lt;field name=&quot;&quot;prefix&quot;&quot;&gt;&quot;&amp;[.F26]&amp;&quot;&lt;/field&gt;&quot;&amp;&quot;&lt;field name=&quot;&quot;padding&quot;&quot;&gt;&quot;&amp;[.G26]&amp;&quot;&lt;/field&gt;&quot;&amp;&quot;&lt;field name=&quot;&quot;use_date_range&quot;&quot;&gt;&quot;&amp;[.H26]&amp;&quot;&lt;/field&gt;&lt;/record&gt;&quot;" office:value-type="string" office:string-value="&lt;record id=&quot;seq_registro_otros&quot; model=&quot;ir.sequence&quot;&gt;&lt;field name=&quot;code&quot;&gt;sec.registro.otros&lt;/field&gt;&lt;field name=&quot;implementation&quot;&gt;no_gap&lt;/field&gt;&lt;field name=&quot;name&quot;&gt;Sec. Operaciones Varias&lt;/field&gt;&lt;field name=&quot;number_increment&quot;&gt;1&lt;/field&gt;&lt;field name=&quot;prefix&quot;&gt;RVAR-%(year)s-&lt;/field&gt;&lt;field name=&quot;padding&quot;&gt;0&lt;/field&gt;&lt;field name=&quot;use_date_range&quot;&gt;False&lt;/field&gt;&lt;/record&gt;" calcext:value-type="string">
            <text:p>&lt;record id="seq_registro_otros" model="ir.sequence"&gt;&lt;field name="code"&gt;sec.registro.otros&lt;/field&gt;&lt;field name="implementation"&gt;no_gap&lt;/field&gt;&lt;field name="name"&gt;Sec. Operaciones Varias&lt;/field&gt;&lt;field name="number_increment"&gt;1&lt;/field&gt;&lt;field name="prefix"&gt;RVAR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otros_reg</text:p>
          </table:table-cell>
          <table:table-cell office:value-type="string" calcext:value-type="string">
            <text:p>sec.registro.otros.reg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Operaciones Varias Regi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AR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7]&amp;&quot;&quot;&quot; model=&quot;&quot;ir.sequence&quot;&quot;&gt;&quot;&amp;&quot;&lt;field name=&quot;&quot;code&quot;&quot;&gt;&quot;&amp;[.B27]&amp;&quot;&lt;/field&gt;&quot;&amp;&quot;&lt;field name=&quot;&quot;implementation&quot;&quot;&gt;no_gap&lt;/field&gt;&quot;&amp;&quot;&lt;field name=&quot;&quot;name&quot;&quot;&gt;&quot;&amp;[.D27]&amp;&quot;&lt;/field&gt;&quot;&amp;&quot;&lt;field name=&quot;&quot;number_increment&quot;&quot;&gt;1&lt;/field&gt;&quot;&amp;&quot;&lt;field name=&quot;&quot;prefix&quot;&quot;&gt;&quot;&amp;[.F27]&amp;&quot;&lt;/field&gt;&quot;&amp;&quot;&lt;field name=&quot;&quot;padding&quot;&quot;&gt;&quot;&amp;[.G27]&amp;&quot;&lt;/field&gt;&quot;&amp;&quot;&lt;field name=&quot;&quot;use_date_range&quot;&quot;&gt;&quot;&amp;[.H27]&amp;&quot;&lt;/field&gt;&lt;/record&gt;&quot;" office:value-type="string" office:string-value="&lt;record id=&quot;seq_registro_otros_reg&quot; model=&quot;ir.sequence&quot;&gt;&lt;field name=&quot;code&quot;&gt;sec.registro.otros.reg&lt;/field&gt;&lt;field name=&quot;implementation&quot;&gt;no_gap&lt;/field&gt;&lt;field name=&quot;name&quot;&gt;Sec. Operaciones Varias Registro&lt;/field&gt;&lt;field name=&quot;number_increment&quot;&gt;1&lt;/field&gt;&lt;field name=&quot;prefix&quot;&gt;RVAR-%(year)s-&lt;/field&gt;&lt;field name=&quot;padding&quot;&gt;0&lt;/field&gt;&lt;field name=&quot;use_date_range&quot;&gt;False&lt;/field&gt;&lt;/record&gt;" calcext:value-type="string">
            <text:p>&lt;record id="seq_registro_otros_reg" model="ir.sequence"&gt;&lt;field name="code"&gt;sec.registro.otros.reg&lt;/field&gt;&lt;field name="implementation"&gt;no_gap&lt;/field&gt;&lt;field name="name"&gt;Sec. Operaciones Varias Registro&lt;/field&gt;&lt;field name="number_increment"&gt;1&lt;/field&gt;&lt;field name="prefix"&gt;RVAR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compras</text:p>
          </table:table-cell>
          <table:table-cell office:value-type="string" calcext:value-type="string">
            <text:p>sec.registro.compras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Comp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RAS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&quot;&lt;record id=&quot;&quot;&quot;&amp;[.A28]&amp;&quot;&quot;&quot; model=&quot;&quot;ir.sequence&quot;&quot;&gt;&quot;&amp;&quot;&lt;field name=&quot;&quot;code&quot;&quot;&gt;&quot;&amp;[.B28]&amp;&quot;&lt;/field&gt;&quot;&amp;&quot;&lt;field name=&quot;&quot;implementation&quot;&quot;&gt;no_gap&lt;/field&gt;&quot;&amp;&quot;&lt;field name=&quot;&quot;name&quot;&quot;&gt;&quot;&amp;[.D28]&amp;&quot;&lt;/field&gt;&quot;&amp;&quot;&lt;field name=&quot;&quot;number_increment&quot;&quot;&gt;1&lt;/field&gt;&quot;&amp;&quot;&lt;field name=&quot;&quot;prefix&quot;&quot;&gt;&quot;&amp;[.F28]&amp;&quot;&lt;/field&gt;&quot;&amp;&quot;&lt;field name=&quot;&quot;padding&quot;&quot;&gt;&quot;&amp;[.G28]&amp;&quot;&lt;/field&gt;&quot;&amp;&quot;&lt;field name=&quot;&quot;use_date_range&quot;&quot;&gt;&quot;&amp;[.H28]&amp;&quot;&lt;/field&gt;&lt;/record&gt;&quot;" office:value-type="string" office:string-value="&lt;record id=&quot;seq_registro_compras&quot; model=&quot;ir.sequence&quot;&gt;&lt;field name=&quot;code&quot;&gt;sec.registro.compras&lt;/field&gt;&lt;field name=&quot;implementation&quot;&gt;no_gap&lt;/field&gt;&lt;field name=&quot;name&quot;&gt;Sec. Registro de Compras&lt;/field&gt;&lt;field name=&quot;number_increment&quot;&gt;1&lt;/field&gt;&lt;field name=&quot;prefix&quot;&gt;COMPRAS-%(year)s-&lt;/field&gt;&lt;field name=&quot;padding&quot;&gt;0&lt;/field&gt;&lt;field name=&quot;use_date_range&quot;&gt;True&lt;/field&gt;&lt;/record&gt;" calcext:value-type="string">
            <text:p>&lt;record id="seq_registro_compras" model="ir.sequence"&gt;&lt;field name="code"&gt;sec.registro.compras&lt;/field&gt;&lt;field name="implementation"&gt;no_gap&lt;/field&gt;&lt;field name="name"&gt;Sec. Registro de Compras&lt;/field&gt;&lt;field name="number_increment"&gt;1&lt;/field&gt;&lt;field name="prefix"&gt;COMPRAS-%(year)s-&lt;/field&gt;&lt;field name="padding"&gt;0&lt;/field&gt;&lt;field name="use_date_range"&gt;Tru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inventario</text:p>
          </table:table-cell>
          <table:table-cell office:value-type="string" calcext:value-type="string">
            <text:p>sec.registro.inventario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Invent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V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29]&amp;&quot;&quot;&quot; model=&quot;&quot;ir.sequence&quot;&quot;&gt;&quot;&amp;&quot;&lt;field name=&quot;&quot;code&quot;&quot;&gt;&quot;&amp;[.B29]&amp;&quot;&lt;/field&gt;&quot;&amp;&quot;&lt;field name=&quot;&quot;implementation&quot;&quot;&gt;no_gap&lt;/field&gt;&quot;&amp;&quot;&lt;field name=&quot;&quot;name&quot;&quot;&gt;&quot;&amp;[.D29]&amp;&quot;&lt;/field&gt;&quot;&amp;&quot;&lt;field name=&quot;&quot;number_increment&quot;&quot;&gt;1&lt;/field&gt;&quot;&amp;&quot;&lt;field name=&quot;&quot;prefix&quot;&quot;&gt;&quot;&amp;[.F29]&amp;&quot;&lt;/field&gt;&quot;&amp;&quot;&lt;field name=&quot;&quot;padding&quot;&quot;&gt;&quot;&amp;[.G29]&amp;&quot;&lt;/field&gt;&quot;&amp;&quot;&lt;field name=&quot;&quot;use_date_range&quot;&quot;&gt;&quot;&amp;[.H29]&amp;&quot;&lt;/field&gt;&lt;/record&gt;&quot;" office:value-type="string" office:string-value="&lt;record id=&quot;seq_registro_inventario&quot; model=&quot;ir.sequence&quot;&gt;&lt;field name=&quot;code&quot;&gt;sec.registro.inventario&lt;/field&gt;&lt;field name=&quot;implementation&quot;&gt;no_gap&lt;/field&gt;&lt;field name=&quot;name&quot;&gt;Sec. Registro de Inventario&lt;/field&gt;&lt;field name=&quot;number_increment&quot;&gt;1&lt;/field&gt;&lt;field name=&quot;prefix&quot;&gt;RINV-%(year)s-&lt;/field&gt;&lt;field name=&quot;padding&quot;&gt;0&lt;/field&gt;&lt;field name=&quot;use_date_range&quot;&gt;False&lt;/field&gt;&lt;/record&gt;" calcext:value-type="string">
            <text:p>&lt;record id="seq_registro_inventario" model="ir.sequence"&gt;&lt;field name="code"&gt;sec.registro.inventario&lt;/field&gt;&lt;field name="implementation"&gt;no_gap&lt;/field&gt;&lt;field name="name"&gt;Sec. Registro de Inventario&lt;/field&gt;&lt;field name="number_increment"&gt;1&lt;/field&gt;&lt;field name="prefix"&gt;RINV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inventario_reg</text:p>
          </table:table-cell>
          <table:table-cell office:value-type="string" calcext:value-type="string">
            <text:p>sec.registro.inventario.reg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Inventario Regi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V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30]&amp;&quot;&quot;&quot; model=&quot;&quot;ir.sequence&quot;&quot;&gt;&quot;&amp;&quot;&lt;field name=&quot;&quot;code&quot;&quot;&gt;&quot;&amp;[.B30]&amp;&quot;&lt;/field&gt;&quot;&amp;&quot;&lt;field name=&quot;&quot;implementation&quot;&quot;&gt;no_gap&lt;/field&gt;&quot;&amp;&quot;&lt;field name=&quot;&quot;name&quot;&quot;&gt;&quot;&amp;[.D30]&amp;&quot;&lt;/field&gt;&quot;&amp;&quot;&lt;field name=&quot;&quot;number_increment&quot;&quot;&gt;1&lt;/field&gt;&quot;&amp;&quot;&lt;field name=&quot;&quot;prefix&quot;&quot;&gt;&quot;&amp;[.F30]&amp;&quot;&lt;/field&gt;&quot;&amp;&quot;&lt;field name=&quot;&quot;padding&quot;&quot;&gt;&quot;&amp;[.G30]&amp;&quot;&lt;/field&gt;&quot;&amp;&quot;&lt;field name=&quot;&quot;use_date_range&quot;&quot;&gt;&quot;&amp;[.H30]&amp;&quot;&lt;/field&gt;&lt;/record&gt;&quot;" office:value-type="string" office:string-value="&lt;record id=&quot;seq_registro_inventario_reg&quot; model=&quot;ir.sequence&quot;&gt;&lt;field name=&quot;code&quot;&gt;sec.registro.inventario.reg&lt;/field&gt;&lt;field name=&quot;implementation&quot;&gt;no_gap&lt;/field&gt;&lt;field name=&quot;name&quot;&gt;Sec. Registro de Inventario Registro&lt;/field&gt;&lt;field name=&quot;number_increment&quot;&gt;1&lt;/field&gt;&lt;field name=&quot;prefix&quot;&gt;RINV-%(year)s-&lt;/field&gt;&lt;field name=&quot;padding&quot;&gt;0&lt;/field&gt;&lt;field name=&quot;use_date_range&quot;&gt;False&lt;/field&gt;&lt;/record&gt;" calcext:value-type="string">
            <text:p>&lt;record id="seq_registro_inventario_reg" model="ir.sequence"&gt;&lt;field name="code"&gt;sec.registro.inventario.reg&lt;/field&gt;&lt;field name="implementation"&gt;no_gap&lt;/field&gt;&lt;field name="name"&gt;Sec. Registro de Inventario Registro&lt;/field&gt;&lt;field name="number_increment"&gt;1&lt;/field&gt;&lt;field name="prefix"&gt;RINV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planilla</text:p>
          </table:table-cell>
          <table:table-cell office:value-type="string" calcext:value-type="string">
            <text:p>sec.registro.planilla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Plan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LA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31]&amp;&quot;&quot;&quot; model=&quot;&quot;ir.sequence&quot;&quot;&gt;&quot;&amp;&quot;&lt;field name=&quot;&quot;code&quot;&quot;&gt;&quot;&amp;[.B31]&amp;&quot;&lt;/field&gt;&quot;&amp;&quot;&lt;field name=&quot;&quot;implementation&quot;&quot;&gt;no_gap&lt;/field&gt;&quot;&amp;&quot;&lt;field name=&quot;&quot;name&quot;&quot;&gt;&quot;&amp;[.D31]&amp;&quot;&lt;/field&gt;&quot;&amp;&quot;&lt;field name=&quot;&quot;number_increment&quot;&quot;&gt;1&lt;/field&gt;&quot;&amp;&quot;&lt;field name=&quot;&quot;prefix&quot;&quot;&gt;&quot;&amp;[.F31]&amp;&quot;&lt;/field&gt;&quot;&amp;&quot;&lt;field name=&quot;&quot;padding&quot;&quot;&gt;&quot;&amp;[.G31]&amp;&quot;&lt;/field&gt;&quot;&amp;&quot;&lt;field name=&quot;&quot;use_date_range&quot;&quot;&gt;&quot;&amp;[.H31]&amp;&quot;&lt;/field&gt;&lt;/record&gt;&quot;" office:value-type="string" office:string-value="&lt;record id=&quot;seq_registro_planilla&quot; model=&quot;ir.sequence&quot;&gt;&lt;field name=&quot;code&quot;&gt;sec.registro.planilla&lt;/field&gt;&lt;field name=&quot;implementation&quot;&gt;no_gap&lt;/field&gt;&lt;field name=&quot;name&quot;&gt;Sec. Registro de Planilla&lt;/field&gt;&lt;field name=&quot;number_increment&quot;&gt;1&lt;/field&gt;&lt;field name=&quot;prefix&quot;&gt;RPLA-%(year)s-&lt;/field&gt;&lt;field name=&quot;padding&quot;&gt;0&lt;/field&gt;&lt;field name=&quot;use_date_range&quot;&gt;False&lt;/field&gt;&lt;/record&gt;" calcext:value-type="string">
            <text:p>&lt;record id="seq_registro_planilla" model="ir.sequence"&gt;&lt;field name="code"&gt;sec.registro.planilla&lt;/field&gt;&lt;field name="implementation"&gt;no_gap&lt;/field&gt;&lt;field name="name"&gt;Sec. Registro de Planilla&lt;/field&gt;&lt;field name="number_increment"&gt;1&lt;/field&gt;&lt;field name="prefix"&gt;RPLA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planilla_reg</text:p>
          </table:table-cell>
          <table:table-cell office:value-type="string" calcext:value-type="string">
            <text:p>sec.registro.planilla.reg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Planilla Regi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LA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formula="of:=&quot;&lt;record id=&quot;&quot;&quot;&amp;[.A32]&amp;&quot;&quot;&quot; model=&quot;&quot;ir.sequence&quot;&quot;&gt;&quot;&amp;&quot;&lt;field name=&quot;&quot;code&quot;&quot;&gt;&quot;&amp;[.B32]&amp;&quot;&lt;/field&gt;&quot;&amp;&quot;&lt;field name=&quot;&quot;implementation&quot;&quot;&gt;no_gap&lt;/field&gt;&quot;&amp;&quot;&lt;field name=&quot;&quot;name&quot;&quot;&gt;&quot;&amp;[.D32]&amp;&quot;&lt;/field&gt;&quot;&amp;&quot;&lt;field name=&quot;&quot;number_increment&quot;&quot;&gt;1&lt;/field&gt;&quot;&amp;&quot;&lt;field name=&quot;&quot;prefix&quot;&quot;&gt;&quot;&amp;[.F32]&amp;&quot;&lt;/field&gt;&quot;&amp;&quot;&lt;field name=&quot;&quot;padding&quot;&quot;&gt;&quot;&amp;[.G32]&amp;&quot;&lt;/field&gt;&quot;&amp;&quot;&lt;field name=&quot;&quot;use_date_range&quot;&quot;&gt;&quot;&amp;[.H32]&amp;&quot;&lt;/field&gt;&lt;/record&gt;&quot;" office:value-type="string" office:string-value="&lt;record id=&quot;seq_registro_planilla_reg&quot; model=&quot;ir.sequence&quot;&gt;&lt;field name=&quot;code&quot;&gt;sec.registro.planilla.reg&lt;/field&gt;&lt;field name=&quot;implementation&quot;&gt;no_gap&lt;/field&gt;&lt;field name=&quot;name&quot;&gt;Sec. Registro de Planilla Registro&lt;/field&gt;&lt;field name=&quot;number_increment&quot;&gt;1&lt;/field&gt;&lt;field name=&quot;prefix&quot;&gt;RPLA-%(year)s-&lt;/field&gt;&lt;field name=&quot;padding&quot;&gt;0&lt;/field&gt;&lt;field name=&quot;use_date_range&quot;&gt;False&lt;/field&gt;&lt;/record&gt;" calcext:value-type="string">
            <text:p>&lt;record id="seq_registro_planilla_reg" model="ir.sequence"&gt;&lt;field name="code"&gt;sec.registro.planilla.reg&lt;/field&gt;&lt;field name="implementation"&gt;no_gap&lt;/field&gt;&lt;field name="name"&gt;Sec. Registro de Planilla Registro&lt;/field&gt;&lt;field name="number_increment"&gt;1&lt;/field&gt;&lt;field name="prefix"&gt;RPLA-%(year)s-&lt;/field&gt;&lt;field name="padding"&gt;0&lt;/field&gt;&lt;field name="use_date_range"&gt;False&lt;/field&gt;&lt;/record&gt;</text:p>
          </table:table-cell>
          <table:table-cell/>
        </table:table-row>
        <table:table-row table:style-name="ro1">
          <table:table-cell office:value-type="string" calcext:value-type="string">
            <text:p>seq_registro_ventas</text:p>
          </table:table-cell>
          <table:table-cell office:value-type="string" calcext:value-type="string">
            <text:p>sec.registro.ventas</text:p>
          </table:table-cell>
          <table:table-cell office:value-type="string" calcext:value-type="string">
            <text:p>no_gap</text:p>
          </table:table-cell>
          <table:table-cell office:value-type="string" calcext:value-type="string">
            <text:p>Sec. Registro de Ventas e Ingre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AS-%(year)s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formula="of:=&quot;&lt;record id=&quot;&quot;&quot;&amp;[.A33]&amp;&quot;&quot;&quot; model=&quot;&quot;ir.sequence&quot;&quot;&gt;&quot;&amp;&quot;&lt;field name=&quot;&quot;code&quot;&quot;&gt;&quot;&amp;[.B33]&amp;&quot;&lt;/field&gt;&quot;&amp;&quot;&lt;field name=&quot;&quot;implementation&quot;&quot;&gt;no_gap&lt;/field&gt;&quot;&amp;&quot;&lt;field name=&quot;&quot;name&quot;&quot;&gt;&quot;&amp;[.D33]&amp;&quot;&lt;/field&gt;&quot;&amp;&quot;&lt;field name=&quot;&quot;number_increment&quot;&quot;&gt;1&lt;/field&gt;&quot;&amp;&quot;&lt;field name=&quot;&quot;prefix&quot;&quot;&gt;&quot;&amp;[.F33]&amp;&quot;&lt;/field&gt;&quot;&amp;&quot;&lt;field name=&quot;&quot;padding&quot;&quot;&gt;&quot;&amp;[.G33]&amp;&quot;&lt;/field&gt;&quot;&amp;&quot;&lt;field name=&quot;&quot;use_date_range&quot;&quot;&gt;&quot;&amp;[.H33]&amp;&quot;&lt;/field&gt;&lt;/record&gt;&quot;" office:value-type="string" office:string-value="&lt;record id=&quot;seq_registro_ventas&quot; model=&quot;ir.sequence&quot;&gt;&lt;field name=&quot;code&quot;&gt;sec.registro.ventas&lt;/field&gt;&lt;field name=&quot;implementation&quot;&gt;no_gap&lt;/field&gt;&lt;field name=&quot;name&quot;&gt;Sec. Registro de Ventas e Ingresos&lt;/field&gt;&lt;field name=&quot;number_increment&quot;&gt;1&lt;/field&gt;&lt;field name=&quot;prefix&quot;&gt;VENTAS-%(year)s-&lt;/field&gt;&lt;field name=&quot;padding&quot;&gt;0&lt;/field&gt;&lt;field name=&quot;use_date_range&quot;&gt;True&lt;/field&gt;&lt;/record&gt;" calcext:value-type="string">
            <text:p>&lt;record id="seq_registro_ventas" model="ir.sequence"&gt;&lt;field name="code"&gt;sec.registro.ventas&lt;/field&gt;&lt;field name="implementation"&gt;no_gap&lt;/field&gt;&lt;field name="name"&gt;Sec. Registro de Ventas e Ingresos&lt;/field&gt;&lt;field name="number_increment"&gt;1&lt;/field&gt;&lt;field name="prefix"&gt;VENTAS-%(year)s-&lt;/field&gt;&lt;field name="padding"&gt;0&lt;/field&gt;&lt;field name="use_date_range"&gt;True&lt;/field&gt;&lt;/record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 style:data-style-name="N2" text:time-value="17:08:07.617594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5T17:12:34.289013764</dc:date>
    <meta:editing-duration>PT19M34S</meta:editing-duration>
    <meta:editing-cycles>4</meta:editing-cycles>
    <meta:generator>LibreOffice/5.1.6.2$Linux_X86_64 LibreOffice_project/10m0$Build-2</meta:generator>
    <meta:document-statistic meta:table-count="1" meta:cell-count="296" meta:object-count="0"/>
  </office:meta>
</office:document-meta>
</file>